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Calibri" officeooo:rsid="000e9874" officeooo:paragraph-rsid="000e9874"/>
    </style:style>
    <style:style style:name="P2" style:family="paragraph" style:parent-style-name="Standard">
      <style:text-properties fo:font-weight="bold" officeooo:rsid="000e9874" officeooo:paragraph-rsid="000e9874" style:font-weight-asian="bold" style:font-weight-complex="bold"/>
    </style:style>
    <style:style style:name="P3" style:family="paragraph" style:parent-style-name="Standard">
      <style:text-properties fo:font-weight="normal" officeooo:rsid="000e9874" officeooo:paragraph-rsid="000e9874" style:font-weight-asian="normal" style:font-weight-complex="normal"/>
    </style:style>
    <style:style style:name="P4" style:family="paragraph" style:parent-style-name="Standard">
      <style:text-properties fo:font-weight="normal" officeooo:rsid="000e9874" officeooo:paragraph-rsid="000e9874" style:font-weight-asian="normal" style:font-weight-complex="normal"/>
    </style:style>
    <style:style style:name="P5" style:family="paragraph" style:parent-style-name="Standard">
      <style:text-properties fo:font-weight="bold" officeooo:rsid="000eb34b" officeooo:paragraph-rsid="000eb34b" style:font-weight-asian="bold" style:font-weight-complex="bold"/>
    </style:style>
    <style:style style:name="P6" style:family="paragraph" style:parent-style-name="Standard">
      <style:text-properties fo:font-weight="bold" officeooo:rsid="000fcf4c" officeooo:paragraph-rsid="000fcf4c"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text:p>
      <text:p text:style-name="P3"/>
      <text:p text:style-name="P3">The actor is the policy network, and the critic is the value network. Having an actor lets you optimize the policy of the agent. When combined with a critic, both networks can be optimized.</text:p>
      <text:p text:style-name="P3"/>
      <text:p text:style-name="P2">3.2</text:p>
      <text:p text:style-name="P2"/>
      <text:p text:style-name="P3">Line where action probabilities are calculated: 34 ( <text:s/>logits = policy_network.policy(observation) ).</text:p>
      <text:p text:style-name="P3">Note that in the line above, the probabilites are still unnormalized; softmax is applied in line 37.</text:p>
      <text:p text:style-name="P3">Line where an action is sampled based on the probabilities above: 36 ( action = tf.random.categorical(logits, 1)[0][0] ).</text:p>
      <text:p text:style-name="P3">Line where the new state is generated based on the action: 47 ( observation, r, done, info = env.step(action) ).</text:p>
      <text:p text:style-name="P3"/>
      <text:p text:style-name="P5">3.3</text:p>
      <text:p text:style-name="P5"><text:span text:style-name="T1"/></text:p>
      <text:p text:style-name="P5"><text:span text:style-name="T1">Since the observation vector consists of a 96x96x3 image from which an optimal action has to be deduced, the optimal policy is very unlikely to be linear (the observation is too complex). <text:s/>For a linear policy to work as well as possible, I would imagine that the observation should be as non-complex as possible, for instance an image of a straight road.</text:span></text:p>
      <text:p text:style-name="P5"><text:span text:style-name="T1"/></text:p>
      <text:p text:style-name="P6">3.4</text:p>
      <text:p text:style-name="P6"><text:span text:style-name="T1"/></text:p>
      <text:p text:style-name="P6"><text:span text:style-name="T1">A state with a high average return would likely be one where the car is on the road and still facing the road (i.e., it is not heading off the road). The agent would also have a high speed as this increases the likelihood that it completes the episodes in fewer frames, giving a higher reward (this can be observed in the observation through the control information bar). A state with a low value function could be any state in which the car is close to the edge of the playfield, in which it is likely that the agent will soon go out of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 officeooo:rsid="000e9874" officeooo:paragraph-rsid="000e987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drian Duric<text:tab/>TEK5040<text:tab/>Assignment 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2:51:00.448957426</meta:creation-date>
    <dc:date>2023-10-12T14:20:42.153562811</dc:date>
    <meta:editing-duration>PT1H28M21S</meta:editing-duration>
    <meta:editing-cycles>3</meta:editing-cycles>
    <meta:generator>LibreOffice/7.5.6.2$Linux_X86_64 LibreOffice_project/50$Build-2</meta:generator>
    <meta:document-statistic meta:table-count="0" meta:image-count="0" meta:object-count="0" meta:page-count="1" meta:paragraph-count="12" meta:word-count="277" meta:character-count="1562" meta:non-whitespace-character-count="1295"/>
  </office:meta>
</office:document-meta>
</file>